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8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8" table:default-cell-style-name="Default"/>
        <table:table-row table:style-name="ro1">
          <table:table-cell office:value-type="string">
            <text:p>Setup</text:p>
          </table:table-cell>
          <table:table-cell office:value-type="string">
            <text:p>LRR</text:p>
          </table:table-cell>
          <table:table-cell office:value-type="string">
            <text:p>LRW</text:p>
          </table:table-cell>
          <table:table-cell office:value-type="string">
            <text:p>LSR</text:p>
          </table:table-cell>
          <table:table-cell office:value-type="string">
            <text:p>LSW</text:p>
          </table:table-cell>
          <table:table-cell office:value-type="string">
            <text:p>FRR</text:p>
          </table:table-cell>
          <table:table-cell office:value-type="string">
            <text:p>FRW</text:p>
          </table:table-cell>
          <table:table-cell office:value-type="string">
            <text:p>FSR</text:p>
          </table:table-cell>
          <table:table-cell office:value-type="string">
            <text:p>FSW</text:p>
          </table:table-cell>
          <table:table-cell office:value-type="string">
            <text:p>FSW Ios</text:p>
          </table:table-cell>
          <table:table-cell office:value-type="string">
            <text:p>LRR IOs</text:p>
          </table:table-cell>
          <table:table-cell office:value-type="string">
            <text:p>LRW Ios</text:p>
          </table:table-cell>
          <table:table-cell office:value-type="string">
            <text:p>LSR Ios</text:p>
          </table:table-cell>
          <table:table-cell office:value-type="string">
            <text:p>LSW Ios</text:p>
          </table:table-cell>
          <table:table-cell office:value-type="string">
            <text:p>FRR Ios</text:p>
          </table:table-cell>
          <table:table-cell office:value-type="string">
            <text:p>FRW Ios</text:p>
          </table:table-cell>
          <table:table-cell office:value-type="string">
            <text:p>FSR Ios</text:p>
          </table:table-cell>
          <table:table-cell office:value-type="string">
            <text:p>Total Cost</text:p>
          </table:table-cell>
          <table:table-cell office:value-type="string">
            <text:p>Total Io count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0.258121">
            <text:p>0.26</text:p>
          </table:table-cell>
          <table:table-cell office:value-type="float" office:value="0.102139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26">
            <text:p>0</text:p>
          </table:table-cell>
          <table:table-cell table:number-columns-repeated="4" office:value-type="float" office:value="0">
            <text:p>0</text:p>
          </table:table-cell>
          <table:table-cell office:value-type="float" office:value="15670070">
            <text:p>15670070</text:p>
          </table:table-cell>
          <table:table-cell office:value-type="float" office:value="5630963">
            <text:p>5630963</text:p>
          </table:table-cell>
          <table:table-cell table:number-columns-repeated="2" office:value-type="float" office:value="0">
            <text:p>0</text:p>
          </table:table-cell>
          <table:table-cell office:value-type="float" office:value="12520">
            <text:p>125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([.B2]+[.C2]+[.D2]+[.E2]+[.F2]+[.G2]+[.H2]+[.I2])" office:value-type="float" office:value="0.360286">
            <text:p>0.36</text:p>
          </table:table-cell>
          <table:table-cell table:formula="of:=([.K2]+[.L2]+[.M2]+[.N2]+[.O2]+[.P2]+[.Q2]+[.J2])" office:value-type="float" office:value="21313555">
            <text:p>21313555</text:p>
          </table:table-cell>
        </table:table-row>
        <table:table-row table:style-name="ro1">
          <table:table-cell office:value-type="string">
            <text:p>Intel900P_II_Read </text:p>
          </table:table-cell>
          <table:table-cell office:value-type="float" office:value="16.583175">
            <text:p>16.58</text:p>
          </table:table-cell>
          <table:table-cell office:value-type="float" office:value="6.486267">
            <text:p>6.49</text:p>
          </table:table-cell>
          <table:table-cell table:number-columns-repeated="7" office:value-type="float" office:value="0">
            <text:p>0</text:p>
          </table:table-cell>
          <table:table-cell office:value-type="float" office:value="1022250496">
            <text:p>1022250496</text:p>
          </table:table-cell>
          <table:table-cell office:value-type="float" office:value="357588992">
            <text:p>357588992</text:p>
          </table:table-cell>
          <table:table-cell table:number-columns-repeated="5" office:value-type="float" office:value="0">
            <text:p>0</text:p>
          </table:table-cell>
          <table:table-cell table:formula="of:=([.B3]+[.C3]+[.D3]+[.E3]+[.F3]+[.G3]+[.H3]+[.I3])" office:value-type="float" office:value="23.069442">
            <text:p>23.07</text:p>
          </table:table-cell>
          <table:table-cell table:formula="of:=([.K3]+[.L3]+[.M3]+[.N3]+[.O3]+[.P3]+[.Q3]+[.J3])" office:value-type="float" office:value="1379839488">
            <text:p>1379839488</text:p>
          </table:table-cell>
        </table:table-row>
        <table:table-row table:style-name="ro1">
          <table:table-cell office:value-type="string">
            <text:p>Intel900P_ReproRead_FlushRead </text:p>
          </table:table-cell>
          <table:table-cell office:value-type="float" office:value="0.087068">
            <text:p>0.09</text:p>
          </table:table-cell>
          <table:table-cell office:value-type="float" office:value="0.142986">
            <text:p>0.14</text:p>
          </table:table-cell>
          <table:table-cell table:number-columns-repeated="2" office:value-type="float" office:value="0">
            <text:p>0</text:p>
          </table:table-cell>
          <table:table-cell office:value-type="float" office:value="7.333596">
            <text:p>7.33</text:p>
          </table:table-cell>
          <table:table-cell table:number-columns-repeated="4" office:value-type="float" office:value="0">
            <text:p>0</text:p>
          </table:table-cell>
          <table:table-cell office:value-type="float" office:value="5285754">
            <text:p>5285754</text:p>
          </table:table-cell>
          <table:table-cell office:value-type="float" office:value="7882825">
            <text:p>7882825</text:p>
          </table:table-cell>
          <table:table-cell table:number-columns-repeated="2" office:value-type="float" office:value="0">
            <text:p>0</text:p>
          </table:table-cell>
          <table:table-cell office:value-type="float" office:value="3473808860">
            <text:p>3473808860</text:p>
          </table:table-cell>
          <table:table-cell table:number-columns-repeated="2" office:value-type="float" office:value="0">
            <text:p>0</text:p>
          </table:table-cell>
          <table:table-cell table:formula="of:=([.B4]+[.C4]+[.D4]+[.E4]+[.F4]+[.G4]+[.H4]+[.I4])" office:value-type="float" office:value="7.56365">
            <text:p>7.56</text:p>
          </table:table-cell>
          <table:table-cell table:formula="of:=([.K4]+[.L4]+[.M4]+[.N4]+[.O4]+[.P4]+[.Q4]+[.J4])" office:value-type="float" office:value="3486977439">
            <text:p>3486977439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3"/>
          <table:table-cell>
            <draw:frame table:end-cell-address="Sheet1.U28" table:end-x="0.7618in" table:end-y="0.0528in" draw:z-index="2" draw:style-name="gr1" draw:text-style-name="P1" svg:width="6.4402in" svg:height="3.6138in" svg:x="0.5445in" svg:y="0.1728in">
              <draw:object draw:notify-on-update-of-ranges="Sheet1.B1:Sheet1.I1 Sheet1.A4:Sheet1.A4 Sheet1.B4:Sheet1.I4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>
            <draw:frame table:end-cell-address="Sheet1.G27" table:end-x="0.0154in" table:end-y="0.178in" draw:z-index="0" draw:style-name="gr1" draw:text-style-name="P1" svg:width="5.6965in" svg:height="3.5354in" svg:x="0.5157in" svg:y="0.0209in">
              <draw:object draw:notify-on-update-of-ranges="Sheet1.B1:Sheet1.I1 Sheet1.A2:Sheet1.A2 Sheet1.B2:Sheet1.I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Sheet1.N28" table:end-x="0.3677in" table:end-y="0.0157in" draw:z-index="1" draw:style-name="gr1" draw:text-style-name="P1" svg:width="6.2988in" svg:height="3.5429in" svg:x="0.2921in" svg:y="0.0287in">
              <draw:object draw:notify-on-update-of-ranges="Sheet1.B1:Sheet1.I1 Sheet1.A3:Sheet1.A3 Sheet1.B3:Sheet1.I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1">07/11/2019</text:date>, <text:time>11:0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7M10S</meta:editing-duration>
    <meta:editing-cycles>4</meta:editing-cycles>
    <meta:generator>OpenOffice/4.1.4$Win32 OpenOffice.org_project/414m5$Build-9788</meta:generator>
    <dc:date>2019-07-11T11:09:23.71</dc:date>
    <dc:creator>Anders Munck</dc:creator>
    <meta:document-statistic meta:table-count="1" meta:cell-count="76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 chart:pie-offset="50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4.47cm" svg:height="8.981cm" xlink:href=".." xlink:type="simple" chart:class="chart:ring" chart:style-name="ch1">
        <chart:title svg:x="5.128cm" svg:y="0.315cm" chart:style-name="ch2">
          <text:p>ECP cost breakdown</text:p>
        </chart:title>
        <chart:legend chart:legend-position="end" svg:x="12.921cm" svg:y="2.344cm" style:legend-expansion="high" chart:style-name="ch3"/>
        <chart:plot-area chart:style-name="ch4" table:cell-range-address="Sheet1.B1:Sheet1.I2 Sheet1.A2:Sheet1.A2" chart:data-source-has-labels="both" svg:x="0.289cm" svg:y="1.452cm" svg:width="12.343cm" svg:height="7.35cm">
          <chartooo:coordinate-region svg:x="2.786cm" svg:y="1.453cm" svg:width="7.349cm" svg:height="7.349cm"/>
          <chart:axis chart:dimension="x" chart:name="primary-x" chart:style-name="ch5" chartooo:axis-type="auto">
            <chartooo:date-scale/>
            <chart:categories table:cell-range-address="Sheet1.B1:Sheet1.I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I2" chart:label-cell-address="Sheet1.A2:Sheet1.A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R</text:p>
                <draw:g>
                  <svg:desc>Sheet1.B1:Sheet1.I1</svg:desc>
                </draw:g>
              </table:table-cell>
              <table:table-cell office:value-type="string">
                <text:p>LRW</text:p>
              </table:table-cell>
              <table:table-cell office:value-type="string">
                <text:p>LSR</text:p>
              </table:table-cell>
              <table:table-cell office:value-type="string">
                <text:p>LSW</text:p>
              </table:table-cell>
              <table:table-cell office:value-type="string">
                <text:p>FRR</text:p>
              </table:table-cell>
              <table:table-cell office:value-type="string">
                <text:p>FRW</text:p>
              </table:table-cell>
              <table:table-cell office:value-type="string">
                <text:p>FSR</text:p>
              </table:table-cell>
              <table:table-cell office:value-type="string">
                <text:p>FSW</text:p>
              </table:table-cell>
            </table:table-row>
          </table:table-header-rows>
          <table:table-rows>
            <table:table-row>
              <table:table-cell office:value-type="string">
                <text:p>Intel900P_ECP_ClusterAvg_LeadAvg_Read</text:p>
                <draw:g>
                  <svg:desc>Sheet1.A2:Sheet1.A2</svg:desc>
                </draw:g>
              </table:table-cell>
              <table:table-cell office:value-type="float" office:value="0.258121">
                <text:p>0.258121</text:p>
                <draw:g>
                  <svg:desc>Sheet1.B2:Sheet1.I2</svg:desc>
                </draw:g>
              </table:table-cell>
              <table:table-cell office:value-type="float" office:value="0.102139">
                <text:p>0.102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26">
                <text:p>0.0000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 chart:pie-offset="50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ing" chart:style-name="ch1">
        <chart:title svg:x="6.21cm" svg:y="0.316cm" chart:style-name="ch2">
          <text:p>II cost breakdown</text:p>
        </chart:title>
        <chart:legend chart:legend-position="end" svg:x="14.451cm" svg:y="2.354cm" style:legend-expansion="high" chart:style-name="ch3"/>
        <chart:plot-area chart:style-name="ch4" table:cell-range-address="Sheet1.B1:Sheet1.I1 Sheet1.A3:Sheet1.I3" chart:data-source-has-labels="both" svg:x="0.32cm" svg:y="1.455cm" svg:width="13.811cm" svg:height="7.365cm">
          <chartooo:coordinate-region svg:x="3.543cm" svg:y="1.455cm" svg:width="7.365cm" svg:height="7.365cm"/>
          <chart:axis chart:dimension="x" chart:name="primary-x" chart:style-name="ch5" chartooo:axis-type="auto">
            <chartooo:date-scale/>
            <chart:categories table:cell-range-address="Sheet1.B1:Sheet1.I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:Sheet1.I3" chart:label-cell-address="Sheet1.A3:Sheet1.A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R</text:p>
                <draw:g>
                  <svg:desc>Sheet1.B1:Sheet1.I1</svg:desc>
                </draw:g>
              </table:table-cell>
              <table:table-cell office:value-type="string">
                <text:p>LRW</text:p>
              </table:table-cell>
              <table:table-cell office:value-type="string">
                <text:p>LSR</text:p>
              </table:table-cell>
              <table:table-cell office:value-type="string">
                <text:p>LSW</text:p>
              </table:table-cell>
              <table:table-cell office:value-type="string">
                <text:p>FRR</text:p>
              </table:table-cell>
              <table:table-cell office:value-type="string">
                <text:p>FRW</text:p>
              </table:table-cell>
              <table:table-cell office:value-type="string">
                <text:p>FSR</text:p>
              </table:table-cell>
              <table:table-cell office:value-type="string">
                <text:p>FSW</text:p>
              </table:table-cell>
            </table:table-row>
          </table:table-header-rows>
          <table:table-rows>
            <table:table-row>
              <table:table-cell office:value-type="string">
                <text:p>Intel900P_II_Read </text:p>
                <draw:g>
                  <svg:desc>Sheet1.A3:Sheet1.A3</svg:desc>
                </draw:g>
              </table:table-cell>
              <table:table-cell office:value-type="float" office:value="16.583175">
                <text:p>16.583175</text:p>
                <draw:g>
                  <svg:desc>Sheet1.B3:Sheet1.I3</svg:desc>
                </draw:g>
              </table:table-cell>
              <table:table-cell office:value-type="float" office:value="6.486267">
                <text:p>6.486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percentage" chart:data-label-text="false" chart:data-label-symbol="false" chart:pie-offset="50"/>
      <style:graphic-properties draw:stroke="none" draw:fill-color="#ffd320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359cm" svg:height="9.18cm" xlink:href=".." xlink:type="simple" chart:class="chart:ring" chart:style-name="ch1">
        <chart:title svg:x="5.781cm" svg:y="0.319cm" chart:style-name="ch2">
          <text:p>NV-tree cost breakdown</text:p>
        </chart:title>
        <chart:legend chart:legend-position="end" svg:x="14.81cm" svg:y="2.444cm" style:legend-expansion="high" chart:style-name="ch3"/>
        <chart:plot-area chart:style-name="ch4" table:cell-range-address="Sheet1.B1:Sheet1.I1 Sheet1.A4:Sheet1.I4" chart:data-source-has-labels="both" svg:x="0.327cm" svg:y="1.464cm" svg:width="14.156cm" svg:height="7.533cm">
          <chartooo:coordinate-region svg:x="3.639cm" svg:y="1.465cm" svg:width="7.532cm" svg:height="7.532cm"/>
          <chart:axis chart:dimension="x" chart:name="primary-x" chart:style-name="ch5" chartooo:axis-type="auto">
            <chartooo:date-scale/>
            <chart:categories table:cell-range-address="Sheet1.B1:Sheet1.I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4:Sheet1.I4" chart:label-cell-address="Sheet1.A4:Sheet1.A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R</text:p>
                <draw:g>
                  <svg:desc>Sheet1.B1:Sheet1.I1</svg:desc>
                </draw:g>
              </table:table-cell>
              <table:table-cell office:value-type="string">
                <text:p>LRW</text:p>
              </table:table-cell>
              <table:table-cell office:value-type="string">
                <text:p>LSR</text:p>
              </table:table-cell>
              <table:table-cell office:value-type="string">
                <text:p>LSW</text:p>
              </table:table-cell>
              <table:table-cell office:value-type="string">
                <text:p>FRR</text:p>
              </table:table-cell>
              <table:table-cell office:value-type="string">
                <text:p>FRW</text:p>
              </table:table-cell>
              <table:table-cell office:value-type="string">
                <text:p>FSR</text:p>
              </table:table-cell>
              <table:table-cell office:value-type="string">
                <text:p>FSW</text:p>
              </table:table-cell>
            </table:table-row>
          </table:table-header-rows>
          <table:table-rows>
            <table:table-row>
              <table:table-cell office:value-type="string">
                <text:p>Intel900P_ReproRead_FlushRead </text:p>
                <draw:g>
                  <svg:desc>Sheet1.A4:Sheet1.A4</svg:desc>
                </draw:g>
              </table:table-cell>
              <table:table-cell office:value-type="float" office:value="0.087068">
                <text:p>0.087068</text:p>
                <draw:g>
                  <svg:desc>Sheet1.B4:Sheet1.I4</svg:desc>
                </draw:g>
              </table:table-cell>
              <table:table-cell office:value-type="float" office:value="0.142986">
                <text:p>0.1429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333596">
                <text:p>7.3335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